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master-page-name="">
      <style:paragraph-properties style:page-number="auto" fo:keep-with-next="always"/>
    </style:style>
    <style:style style:name="P3" style:family="paragraph" style:parent-style-name="p">
      <style:paragraph-properties fo:keep-with-next="always"/>
    </style:style>
    <style:style style:name="P4" style:family="paragraph" style:parent-style-name="li1b">
      <style:paragraph-properties fo:keep-with-next="always"/>
    </style:style>
    <style:style style:name="P5" style:family="paragraph" style:parent-style-name="Title" style:master-page-name="Standard">
      <style:paragraph-properties style:page-number="auto" fo:break-before="page"/>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Header_20_right">
      <style:paragraph-properties fo:margin-top="0cm" fo:margin-bottom="0cm"/>
    </style:style>
    <style:style style:name="P8" style:family="paragraph" style:parent-style-name="Header_20_left">
      <style:text-properties fo:font-weight="normal"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Q<text:span text:style-name="i-i">Connect</text:span></text:p>
      <text:p text:style-name="p">USQ<text:span text:style-name="i-i">Connect</text:span> provides you with online access to information, services and course resources relevant to your studies from a convenient, central point. To access USQ<text:span text:style-name="i-i">Connect</text:span>, from the USQ home page at &lt;<text:a xlink:type="simple" xlink:href="http://www.usq.edu.au/">http://www.usq.edu.au</text:a>&gt; click on USQ<text:span text:style-name="i-i">Connect</text:span>, or go directly to the URL at &lt;<text:a xlink:type="simple" xlink:href="http://usqconnect.usq.edu.au/">http://usqconnect.usq.edu.au</text:a>&gt;. You will require your USQ<text:span text:style-name="i-i">Connect</text:span> username and password to access the system. You will be notified of this username and password on your first Letter of Offer or Enrolment Notice.</text:p>
      <text:p text:style-name="P2"><text:span text:style-name="i-b">Study Desk</text:span></text:p>
      <text:p text:style-name="P3">Your Study Desk in USQ<text:span text:style-name="i-i">Connect</text:span> gives access to a home page for every course in which you are currently enrolled. Content available from the course home page will vary according to the teaching requirements of the course, but may include: </text:p>
      <text:list text:style-name="li1b">
        <text:list-item>
          <text:p text:style-name="P4">course materials and resources</text:p>
        </text:list-item>
        <text:list-item>
          <text:p text:style-name="P4">electronic discussion facilities</text:p>
        </text:list-item>
        <text:list-item>
          <text:p text:style-name="li1b">access to past examination papers.</text:p>
        </text:list-item>
      </text:list>
      <text:p text:style-name="p"><text:line-break/>As each course has specific learning requirements, availability of these features will vary between courses.</text:p>
      <text:p text:style-name="P2"><text:span text:style-name="i-b">USQ</text:span><text:span text:style-name="T1">Admin</text:span> </text:p>
      <text:p text:style-name="p">USQ<text:span text:style-name="i-i">Admin</text:span>, also accessed through USQ<text:span text:style-name="i-i">Connect</text:span>, allows you to access a number of administrative functions such as changing your contact details, checking your enrolment details, accessing learning circles, checking final grades, viewing your exam timetable, changing your exam centre, and more.</text:p>
      <text:p text:style-name="P2"><text:span text:style-name="i-b">Other links</text:span></text:p>
      <text:p text:style-name="p">USQ<text:span text:style-name="i-i">Connect</text:span> also gives access to the Library and the Academic Learning Support site, as well as the Quick Links list of University sections and services.</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SQConnec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USQConnect</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USQConnect</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USQConnec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USQConnect</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USQConnect</dc:title>
    <meta:initial-creator>Pamela Glossop</meta:initial-creator>
    <meta:creation-date>2007-09-21T09:01:09</meta:creation-date>
    <dc:creator>Pamela Glossop</dc:creator>
    <dc:date>2008-09-05T15:12:00</dc:date>
    <meta:editing-cycles>8</meta:editing-cycles>
    <meta:editing-duration>PT1M40S</meta:editing-duration>
    <meta:template xlink:type="simple" xlink:actuate="onRequest" xlink:href="../../../../templates/ice-template.ott" xlink:title="ice-template" meta:date="2008-08-20T15:52:44"/>
    <meta:user-defined meta:name="Info 1"/>
    <meta:user-defined meta:name="Info 2"/>
    <meta:user-defined meta:name="Info 3"/>
    <meta:user-defined meta:name="Info 4"/>
    <meta:document-statistic meta:table-count="14" meta:image-count="0" meta:object-count="0" meta:page-count="1" meta:paragraph-count="36" meta:word-count="212" meta:character-count="142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